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40000009BC158199FE9CC6DA0.jpg" manifest:media-type="image/jpeg"/>
  <manifest:file-entry manifest:full-path="Pictures/1000000000000113000000B745DC1D7A276A270B.jpg" manifest:media-type="image/jpeg"/>
  <manifest:file-entry manifest:full-path="Pictures/10000000000000FB000000C97B2AC1E302EBEDE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624cm" svg:height="6.6cm" svg:x="4.81cm" svg:y="3.417cm">
          <draw:image xlink:href="Pictures/10000000000001440000009BC158199FE9CC6DA0.jpg" xlink:type="simple" xlink:show="embed" xlink:actuate="onLoad" loext:mime-type="image/jpeg">
            <text:p/>
          </draw:image>
        </draw:frame>
        <draw:frame draw:style-name="gr1" draw:text-style-name="P1" draw:layer="layout" svg:width="9.017cm" svg:height="5.842cm" svg:x="4.81cm" svg:y="10.498cm">
          <draw:image xlink:href="Pictures/1000000000000113000000B745DC1D7A276A270B.jpg" xlink:type="simple" xlink:show="embed" xlink:actuate="onLoad" loext:mime-type="image/jpeg">
            <text:p/>
          </draw:image>
        </draw:frame>
        <draw:frame draw:style-name="gr1" draw:text-style-name="P1" draw:layer="layout" svg:width="9.017cm" svg:height="5.842cm" svg:x="14.362cm" svg:y="10.457cm">
          <draw:image xlink:href="Pictures/10000000000000FB000000C97B2AC1E302EBEDE1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24T08:41:07.715000000</meta:creation-date>
    <dc:date>2020-12-24T12:15:21.814000000</dc:date>
    <meta:editing-duration>PT3H3M53S</meta:editing-duration>
    <meta:editing-cycles>1</meta:editing-cycles>
    <meta:document-statistic meta:object-count="3"/>
    <meta:generator>LibreOffice/6.2.8.2$Windows_X86_64 LibreOffice_project/f82ddfca21ebc1e222a662a32b25c0c9d20169ee</meta:generator>
  </office:meta>
</office:document-meta>
</file>